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officeooo:rsid="000e57c6" officeooo:paragraph-rsid="000f13d7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officeooo:rsid="000e57c6" officeooo:paragraph-rsid="000f13d7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e57c6" officeooo:paragraph-rsid="000e57c6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17545f" officeooo:paragraph-rsid="0017545f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09e0dd" officeooo:paragraph-rsid="0009e0dd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0bc379" officeooo:paragraph-rsid="000bc379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0cada6" officeooo:paragraph-rsid="000cada6"/>
    </style:style>
    <style:style style:name="P8" style:family="paragraph" style:parent-style-name="Heading_20_3">
      <style:paragraph-properties fo:text-align="center" style:justify-single-word="false"/>
      <style:text-properties officeooo:paragraph-rsid="00100d98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ans" fo:font-size="13pt" officeooo:rsid="00100d9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09e0dd" officeooo:paragraph-rsid="0009e0dd"/>
    </style:style>
    <style:style style:name="P11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font-size="13pt" style:text-underline-style="solid" style:text-underline-width="auto" style:text-underline-color="font-color" style:font-size-asian="13pt" style:font-size-complex="13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5pt" fo:font-style="normal" style:text-underline-style="solid" style:text-underline-width="auto" style:text-underline-color="font-color" officeooo:rsid="0011b880" style:font-size-asian="15pt" style:font-style-asian="normal" style:font-size-complex="15pt" style:font-style-complex="normal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2" fo:font-size="13.5pt" style:font-size-asian="13.5pt" style:font-name-complex="Liberation Sans2" style:font-size-complex="13.5pt"/>
    </style:style>
    <style:style style:name="T1" style:family="text">
      <style:text-properties officeooo:rsid="000e57c6"/>
    </style:style>
    <style:style style:name="T2" style:family="text">
      <style:text-properties officeooo:rsid="000f13d7"/>
    </style:style>
    <style:style style:name="T3" style:family="text">
      <style:text-properties fo:font-size="20pt" officeooo:rsid="00100d98" style:font-size-asian="20pt" style:font-size-complex="20pt"/>
    </style:style>
    <style:style style:name="T4" style:family="text">
      <style:text-properties fo:font-size="20pt" officeooo:rsid="0011b880" style:font-size-asian="20pt" style:font-size-complex="20pt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size="13.5pt" style:font-size-asian="13.5pt"/>
    </style:style>
    <style:style style:name="T7" style:family="text">
      <style:text-properties style:font-name="Liberation Sans1" fo:font-style="normal" fo:font-weight="normal" style:font-style-asian="normal" style:font-weight-asian="normal"/>
    </style:style>
    <style:style style:name="T8" style:family="text">
      <style:text-properties style:font-name="Liberation Sans1" fo:font-style="normal" fo:font-weight="normal" officeooo:rsid="00174c7c" style:font-style-asian="normal" style:font-weight-asian="normal"/>
    </style:style>
    <style:style style:name="T9" style:family="text">
      <style:text-properties style:font-name="Liberation Sans1" fo:font-style="normal" fo:font-weight="bold" officeooo:rsid="00174c7c" style:font-style-asian="normal" style:font-weight-asian="bold" style:font-weight-complex="bold"/>
    </style:style>
    <style:style style:name="T10" style:family="text">
      <style:text-properties style:font-name="Liberation Sans1" fo:font-weight="bold" style:font-weight-asian="bold"/>
    </style:style>
    <style:style style:name="T11" style:family="text">
      <style:text-properties style:font-name="Liberation Sans2" fo:font-size="13.5pt" fo:font-weight="normal" style:font-size-asian="13.5pt" style:font-weight-asian="normal" style:font-name-complex="Liberation Sans2" style:font-size-complex="13.5pt" style:font-weight-complex="normal"/>
    </style:style>
    <style:style style:name="T12" style:family="text">
      <style:text-properties style:font-name="Liberation Sans2" fo:font-size="13.5pt" style:font-size-asian="13.5pt" style:font-name-complex="Liberation Sans2" style:font-size-complex="13.5pt"/>
    </style:style>
    <style:style style:name="T13" style:family="text">
      <style:text-properties style:font-name="Liberation Sans2" fo:font-size="13.5pt" fo:font-weight="bold" style:font-size-asian="13.5pt" style:font-name-complex="Liberation Sans2" style:font-size-complex="13.5pt" style:font-weight-complex="bold"/>
    </style:style>
    <style:style style:name="T14" style:family="text">
      <style:text-properties style:font-name="Liberation Sans2" fo:font-size="13.5pt" fo:font-weight="bold" style:font-size-asian="13.5pt" style:font-weight-asian="bold" style:font-name-complex="Liberation Sans2" style:font-size-complex="13.5pt" style:font-weight-complex="bold"/>
    </style:style>
    <style:style style:name="T15" style:family="text">
      <style:text-properties style:font-name="Liberation Sans2" fo:font-size="13.5pt" fo:font-weight="bold" style:font-size-asian="13.5pt" style:font-weight-asian="normal" style:font-name-complex="Liberation Sans2" style:font-size-complex="13.5pt" style:font-weight-complex="bold"/>
    </style:style>
    <style:style style:name="gr1" style:family="graphic">
      <style:graphic-properties draw:stroke="solid" svg:stroke-width="0.049cm" svg:stroke-color="#778899" draw:marker-start-width="0.425cm" draw:marker-end-width="0.425cm" draw:fill="none" draw:fill-color="#ffffff" draw:textarea-vertical-align="middle" fo:min-height="2.348cm" fo:padding-top="0.199cm" fo:padding-bottom="0.199cm" fo:padding-left="0.199cm" fo:padding-right="0.199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span text:style-name="T3">Anarchi</text:span><text:span text:style-name="T4">sches</text:span><text:span text:style-name="T3"> Punkte</text:span><text:span text:style-name="T4">system</text:span></text:h>
      <text:p text:style-name="P9" loext:marker-style-name="T6"/>
      <text:p text:style-name="P9" loext:marker-style-name="T6"><draw:frame text:anchor-type="paragraph" draw:z-index="0" draw:name="Textrahmen 1" draw:style-name="gr1" draw:text-style-name="P14" svg:width="14.576cm" svg:height="2.747cm" svg:x="0.423cm" svg:y="0.035cm"><draw:text-box><text:p text:style-name="P13"><text:span text:style-name="T11">Wenn</text:span><text:span text:style-name="T12"> man </text:span><text:span text:style-name="T13">irgendetwas</text:span><text:span text:style-name="T12"> für die </text:span><text:span text:style-name="T13">Allgemeinschaft </text:span><text:span text:style-name="T12">der WG tut, klebt man </text:span><text:span text:style-name="T13">Punkte </text:span><text:span text:style-name="T11">seiner </text:span><text:span text:style-name="T14">Farbe</text:span><text:span text:style-name="T11"> aufs Blatt. Dabei ist nur der eigens </text:span><text:span text:style-name="T15">empfundene </text:span><text:span text:style-name="T14">Aufwand</text:span><text:span text:style-name="T11"> relevant für die Menge der Punkte.</text:span></text:p></draw:text-box></draw:frame></text:p>
      <text:p text:style-name="P9" loext:marker-style-name="T6"/>
      <text:p text:style-name="P11" loext:marker-style-name="T6"><text:span text:style-name="T9">Orientierungshilfe</text:span><text:span text:style-name="T8"> u</text:span><text:span text:style-name="T7">m ein </text:span><text:span text:style-name="T10">Gefühl</text:span><text:span text:style-name="T5"> für den </text:span><text:span text:style-name="T10">Wert</text:span><text:span text:style-name="T5"> eines Punktes zu bekommen:</text:span></text:p>
      <text:p text:style-name="P12" loext:marker-style-name="T6"/>
      <text:p text:style-name="P5">Maria hängt <text:span text:style-name="T2">die</text:span> trockenen Lappen <text:span text:style-name="T2">vom </text:span>Wäscheständer ab,<text:span text:style-name="T2"> legt sie ins Regal</text:span> und trägt sich dafür 2 Punkte ein.</text:p>
      <text:p text:style-name="P5"/>
      <text:p text:style-name="P5">Erwin spült <text:span text:style-name="T1">zwei liegengebliebene Pfannen</text:span> <text:span text:style-name="T1">p</text:span>er Hand ab <text:span text:style-name="T1">und weicht einen eingebrannten Topf ein.</text:span> Dafür <text:span text:style-name="T2">gibt er sich 2 Punkte</text:span>.</text:p>
      <text:p text:style-name="P5"/>
      <text:p text:style-name="P6">Auf dem Weg zurück von der Uni macht Kathrin noch kurz Halt beim Netto, um neues Klopapier für die WG zu kaufen. <text:span text:style-name="T1">Weil sie extra dafür einkaufen gegangen ist, gibt sie sich dafür 2 Punkte – einen mehr als sonst.</text:span></text:p>
      <text:p text:style-name="P6"/>
      <text:p text:style-name="P6">Der Biomüll quillt schon <text:span text:style-name="T2">seit tagen</text:span> über und es wimmelt nur so von Fruchtfliegen. Sandra überwindet sich den Müll nach unten zu tragen und <text:span text:style-name="T1">kratzt anschließend noch die Maden aus dem </text:span>Eimer. Für diesen <text:span text:style-name="T1">ekligen </text:span>Aufwand trägt <text:span text:style-name="T1">sie </text:span>sich 7 Punkte ein.</text:p>
      <text:p text:style-name="P6"/>
      <text:p text:style-name="P4">Lena kocht und schmeißt dabei einige Abfälle in den Biomüll. Im Anschluss leert sie den noch relativ frischen Eimer unten aus und gibt sich dafür 2 Punkte.</text:p>
      <text:p text:style-name="P1"/>
      <text:p text:style-name="P2">Robert trägt sich 1 Punkt ein und trägt auf dem Weg nach unten <text:span text:style-name="T2">den bereits von Joachim bereitgestellten </text:span>gelben Sack raus.</text:p>
      <text:p text:style-name="P6"/>
      <text:p text:style-name="P7">Ber<text:span text:style-name="T2">n</text:span>hardt und Bianka <text:span text:style-name="T2">haben</text:span> sich den Kopf darüber <text:span text:style-name="T2">zerbrochen </text:span>eine bessere Ordnung für die Küchenutensilien zu finden. <text:span text:style-name="T1">Nach mehreren gescheiterten Versuchen </text:span>bleibt <text:span text:style-name="T2">aber </text:span>alles beim Alten. Für ihre Mühen geben sie sich trotzdem jeweils <text:span text:style-name="T1">4</text:span> Punkte.</text:p>
      <text:p text:style-name="P7"/>
      <text:p text:style-name="P3">Alicia <text:span text:style-name="T2">macht sich am </text:span>Samstag <text:span text:style-name="T2">einen </text:span>Putztag. <text:span text:style-name="T2">Sie hat sich vorgenommen den Flur und das Bad</text:span> <text:span text:style-name="T2">zu säubern</text:span>. <text:span text:style-name="T2">Zwischendurch kommt Jo</text:span>achim <text:span text:style-name="T2">vorbei und wischt den </text:span>Flur <text:span text:style-name="T2">schnell</text:span> durch <text:span text:style-name="T2">wofür er sich 2 Punkte gibt. Später</text:span> <text:span text:style-name="T2">als alles blitzblank sauber ist</text:span> gibt <text:span text:style-name="T2">sich Alicia </text:span>10 Punk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erif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erif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erif Devanagari1" style:font-family-complex="'Noto Serif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erif Devanagari" style:font-family-complex="'Noto Serif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erif Devanagari" style:font-family-complex="'Noto Serif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erif Devanagari" style:font-family-complex="'Noto Serif Devanagari'" style:font-family-generic-complex="roman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022cm" fo:margin-right="3.0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8:05:37.153472449</meta:creation-date>
    <meta:generator>LibreOffice/24.2.2.2$Windows_X86_64 LibreOffice_project/d56cc158d8a96260b836f100ef4b4ef25d6f1a01</meta:generator>
    <dc:date>2024-07-01T20:17:28.860000000</dc:date>
    <meta:editing-duration>PT4H17M54S</meta:editing-duration>
    <meta:editing-cycles>11</meta:editing-cycles>
    <meta:document-statistic meta:table-count="0" meta:image-count="0" meta:object-count="0" meta:page-count="1" meta:paragraph-count="10" meta:word-count="262" meta:character-count="1565" meta:non-whitespace-character-count="1312"/>
  </office:meta>
</office:document-meta>
</file>